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40000025394A142F173A44589.png" manifest:media-type="image/png"/>
  <manifest:file-entry manifest:full-path="Pictures/10000000000003A6000001F711067A4A265D9DB7.png" manifest:media-type="image/png"/>
  <manifest:file-entry manifest:full-path="Pictures/10000000000003880000037859490396D4ADD3BA.png" manifest:media-type="image/png"/>
  <manifest:file-entry manifest:full-path="Pictures/10000000000003AD0000005159F8B7FD4B90AD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x="0.422cm" svg:y="0.081cm" svg:width="16.157cm" svg:height="10.495cm" draw:z-index="0"><draw:image xlink:href="Pictures/10000000000003940000025394A142F173A44589.png" xlink:type="simple" xlink:show="embed" xlink:actuate="onLoad" draw:mime-type="image/png"/></draw:frame></text:p>
      <text:p text:style-name="Standard"><draw:frame draw:style-name="fr1" draw:name="Изображение2" text:anchor-type="char" svg:width="16.475cm" svg:height="8.872cm" draw:z-index="1"><draw:image xlink:href="Pictures/10000000000003A6000001F711067A4A265D9D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3" text:anchor-type="char" svg:width="15.946cm" svg:height="15.663cm" draw:z-index="2"><draw:image xlink:href="Pictures/10000000000003880000037859490396D4ADD3BA.png" xlink:type="simple" xlink:show="embed" xlink:actuate="onLoad" draw:mime-type="image/png"/></draw:frame><text:soft-page-break/></text:p>
      <text:p text:style-name="Standard"/>
      <text:p text:style-name="Standard"><draw:frame draw:style-name="fr1" draw:name="Изображение4" text:anchor-type="char" svg:width="16.598cm" svg:height="1.429cm" draw:z-index="3"><draw:image xlink:href="Pictures/10000000000003AD0000005159F8B7FD4B90ADF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2-11T22:44:20.178000000</dc:date>
    <meta:editing-duration>PT2M42S</meta:editing-duration>
    <meta:editing-cycles>3</meta:editing-cycles>
    <meta:document-statistic meta:table-count="0" meta:image-count="4" meta:object-count="0" meta:page-count="3" meta:paragraph-count="0" meta:word-count="0" meta:character-count="0" meta:non-whitespace-character-count="0"/>
  </office:meta>
</office:document-meta>
</file>